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6.59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d (address to be precise)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 b 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 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 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 b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5:20:27.871178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4:39:21.283062780</meta:creation-date>
    <dc:date>2021-01-20T15:21:17.960267124</dc:date>
    <meta:editing-duration>PT6M41S</meta:editing-duration>
    <meta:editing-cycles>2</meta:editing-cycles>
    <meta:generator>LibreOffice/6.0.7.3$Linux_X86_64 LibreOffice_project/00m0$Build-3</meta:generator>
    <meta:document-statistic meta:table-count="1" meta:cell-count="40" meta:object-count="0"/>
  </office:meta>
</office:document-meta>
</file>